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paragraph-properties fo:text-align="center" style:justify-single-word="false"/>
      <style:text-properties style:font-name="Nimbus Roman No9 L" fo:font-weight="bold" style:font-weight-asian="bold" style:font-weight-complex="bold"/>
    </style:style>
    <style:style style:name="P3" style:family="paragraph" style:parent-style-name="Standard" style:list-style-name="L1">
      <style:text-properties style:font-name="Nimbus Roman No9 L"/>
    </style:style>
    <style:style style:name="P4" style:family="paragraph" style:parent-style-name="Standard">
      <style:text-properties style:font-name="Nimbus Roman No9 L" fo:font-size="9pt" style:font-size-asian="9pt" style:font-size-complex="9pt"/>
    </style:style>
    <style:style style:name="P5" style:family="paragraph" style:parent-style-name="Standard" style:list-style-name="L2">
      <style:text-properties style:font-name="Nimbus Roman No9 L"/>
    </style:style>
    <style:style style:name="P6" style:family="paragraph" style:parent-style-name="Standard" style:list-style-name="L3">
      <style:text-properties style:font-name="Nimbus Roman No9 L"/>
    </style:style>
    <style:style style:name="P7" style:family="paragraph" style:parent-style-name="Standard" style:list-style-name="L4">
      <style:text-properties style:font-name="Nimbus Roman No9 L"/>
    </style:style>
    <style:style style:name="T1" style:family="text">
      <style:text-properties style:font-name="Courier New" fo:font-size="9pt" style:font-size-asian="9pt" style:font-size-complex="9pt"/>
    </style:style>
    <style:style style:name="T2" style:family="text">
      <style:text-properties fo:font-size="9pt" style:font-size-asian="9pt" style:font-size-complex="9pt"/>
    </style:style>
    <style:style style:name="T3" style:family="text">
      <style:text-properties style:font-name="Nimbus Mono L" fo:font-size="9pt" style:font-size-asian="9pt" style:font-size-complex="9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hortest Pangram Palindrome Journal</text:p>
      <text:p text:style-name="P2"/>
      <text:p text:style-name="P2">Corey Abshire</text:p>
      <text:p text:style-name="P1"/>
      <text:p text:style-name="P1">June 2, 2009</text:p>
      <text:p text:style-name="P1"/>
      <text:list xml:id="list1030135964" text:style-name="L1">
        <text:list-item>
          <text:p text:style-name="P3">Created example1.dia, which is a diagram that shows how a palindrome is constructed using my method. It uses the “lid off a daffodil” example from the problem statement.</text:p>
        </text:list-item>
        <text:list-item>
          <text:p text:style-name="P3">Fixed a bug that I apparently introduced the last time I was working on it. I traced the problem down to a “:before” method I added to “#'successors” at the “'problem” level. I had referenced a field that did not exist. I simply removed the method for now, but I actually did have a very good goal for that so I'll need to revisit.</text:p>
        </text:list-item>
        <text:list-item>
          <text:p text:style-name="P3">I learned how to remove a method dynamically. The first time I did number 2 from above I did so by removing it from the file and then restarting my lisp in order to remove it. It would be better to be able to remove it without it. It turns out there is a “#'remove-method” function that does just that. However, you have to pass it a reference to the actual method object. I found that the “#'find-method” does that. So, the whole call that I needed to run to accomplish my goal in this case was: <text:line-break/><text:line-break/><text:span text:style-name="T3">(remove-method #'successors (find-method #'successors '(:before) '(problem t)))</text:span><text:span text:style-name="T2"><text:line-break/></text:span></text:p>
        </text:list-item>
      </text:list>
      <text:p text:style-name="P4"/>
      <text:p text:style-name="P1">August 23, 2009</text:p>
      <text:p text:style-name="P1"/>
      <text:p text:style-name="P1">Goals for right now:</text:p>
      <text:p text:style-name="P1"/>
      <text:list xml:id="list1812980488" text:style-name="L2">
        <text:list-item>
          <text:p text:style-name="P5">Log expansion rates.</text:p>
        </text:list-item>
        <text:list-item>
          <text:p text:style-name="P5">Plot.</text:p>
        </text:list-item>
        <text:list-item>
          <text:p text:style-name="P5">Measure effect of different data sets on expansion rates for same algorithm.</text:p>
        </text:list-item>
      </text:list>
      <text:p text:style-name="P1"/>
      <text:p text:style-name="P1">What I did:</text:p>
      <text:p text:style-name="P1"/>
      <text:list xml:id="list1167844792" text:style-name="L3">
        <text:list-item>
          <text:p text:style-name="P6">Load words into R.</text:p>
        </text:list-item>
        <text:list-item>
          <text:p text:style-name="P6">Apply nchar to get vector of letter counts.</text:p>
        </text:list-item>
        <text:list-item>
          <text:p text:style-name="P6">Plot histogram of letter frequencies.</text:p>
        </text:list-item>
      </text:list>
      <text:p text:style-name="P1"/>
      <text:p text:style-name="P1">Word summary six pack:</text:p>
      <text:p text:style-name="P1"/>
      <text:list xml:id="list1201733891" text:style-name="L4">
        <text:list-item>
          <text:p text:style-name="P7">Histogram of word length.</text:p>
        </text:list-item>
        <text:list-item>
          <text:p text:style-name="P7">5 number summary of word length.</text:p>
        </text:list-item>
        <text:list-item>
          <text:p text:style-name="P7">Boxplot of word leng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3T01:53:51</meta:creation-date>
    <dc:date>2009-09-21T18:23:53</dc:date>
    <meta:editing-duration>PT04H45M04S</meta:editing-duration>
    <meta:editing-cycles>8</meta:editing-cycles>
    <meta:generator>OpenOffice.org/3.0$Unix OpenOffice.org_project/300m15$Build-9379</meta:generator>
    <meta:document-statistic meta:table-count="0" meta:image-count="0" meta:object-count="0" meta:page-count="1" meta:paragraph-count="19" meta:word-count="284" meta:character-count="1510"/>
    <meta:user-defined meta:name="Info 1"/>
    <meta:user-defined meta:name="Info 2"/>
    <meta:user-defined meta:name="Info 3"/>
    <meta:user-defined meta:name="Info 4"/>
  </office:meta>
</office:document-meta>
</file>